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354.3pt"/>
    </style:style>
    <style:style style:name="co5" style:family="table-column">
      <style:table-column-properties fo:break-before="auto" style:column-width="161.2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-AU-ND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8 Microcontroller, 28DIP</text:p>
          </table:table-cell>
          <table:table-cell office:value-type="string" calcext:value-type="string">
            <text:p>Oven controll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68-1135-1-ND 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0XS-R USB to UART bridge, 16SSOP</text:p>
          </table:table-cell>
          <table:table-cell office:value-type="string" calcext:value-type="string">
            <text:p>USB control interfa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3940IT-3.3/NOPB-N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inear Voltage Regulator, 3.3V, 1A, TO-220</text:p>
          </table:table-cell>
          <table:table-cell office:value-type="string" calcext:value-type="string">
            <text:p>3.3V regula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6106-ND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Female DIP Header 2x10</text:p>
          </table:table-cell>
          <table:table-cell office:value-type="string" calcext:value-type="string">
            <text:p>Display cable hea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A123836-N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 Position Screwless Terminal Block</text:p>
          </table:table-cell>
          <table:table-cell office:value-type="string" calcext:value-type="string">
            <text:p>Thermocouple connec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A123836-ND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 Position Screwless Terminal Block</text:p>
          </table:table-cell>
          <table:table-cell office:value-type="string" calcext:value-type="string">
            <text:p>SSR connec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9610PBF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-Channel MOSFET, 200V, 1.8A, 20W, TO-220</text:p>
          </table:table-cell>
          <table:table-cell office:value-type="string" calcext:value-type="string">
            <text:p>Reverse polarity prote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0TA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-Channel MOSFET, 60V, 200mA, 400mW, TO-92</text:p>
          </table:table-cell>
          <table:table-cell office:value-type="string" calcext:value-type="string">
            <text:p>SSR swit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P-2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DC Power Barrel Connector, Through Hole</text:p>
          </table:table-cell>
          <table:table-cell office:value-type="string" calcext:value-type="string">
            <text:p>DC power j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ED2982-ND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USB Type B Connector, Through Hole</text:p>
          </table:table-cell>
          <table:table-cell office:value-type="string" calcext:value-type="string">
            <text:p>USB connec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93-12980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0.47uF Electrolytic Capacitor, 200V, Through Hole 5mm</text:p>
          </table:table-cell>
          <table:table-cell office:value-type="string" calcext:value-type="string">
            <text:p>LDO 5V decoup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93-5358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33uF Electrolytic Capacitor, 200V, Through Hole 5mm</text:p>
          </table:table-cell>
          <table:table-cell office:value-type="string" calcext:value-type="string">
            <text:p>LDO 3.3V decoup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93-1826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470uF Electrolytic Capacitor, 200V, Through Hole 5mm</text:p>
          </table:table-cell>
          <table:table-cell office:value-type="string" calcext:value-type="string">
            <text:p>Display VDD decoup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C1009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47pF Capacitor, 50V, Through Hole 5mm</text:p>
          </table:table-cell>
          <table:table-cell office:value-type="string" calcext:value-type="string">
            <text:p>USB D+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C1009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47pF Capacitor, 50V, Through Hole 5mm</text:p>
          </table:table-cell>
          <table:table-cell office:value-type="string" calcext:value-type="string">
            <text:p>USB D-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4.7k Resistor, 1/4W, Through Hole 5mm</text:p>
          </table:table-cell>
          <table:table-cell office:value-type="string" calcext:value-type="string">
            <text:p>USB sense voltage divi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k Resistor, 1/4W, Through Hole 5mm</text:p>
          </table:table-cell>
          <table:table-cell office:value-type="string" calcext:value-type="string">
            <text:p>USB sense voltage divi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CF14JT27R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 Ohm Resistor, 1/4W, Through Hole 5mm</text:p>
          </table:table-cell>
          <table:table-cell office:value-type="string" calcext:value-type="string">
            <text:p>USB D+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CF14JT27R0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 Ohm Resistor, 1/4W, Through Hole 5mm</text:p>
          </table:table-cell>
          <table:table-cell office:value-type="string" calcext:value-type="string">
            <text:p>USB D-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CF14JT270R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0 Ohm Resistor, 1/4W, Through Hole 5mm</text:p>
          </table:table-cell>
          <table:table-cell office:value-type="string" calcext:value-type="string">
            <text:p>TX LED current limi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CF14JT270R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0 Ohm Resistor, 1/4W, Through Hole 5mm</text:p>
          </table:table-cell>
          <table:table-cell office:value-type="string" calcext:value-type="string">
            <text:p>RX LED current limi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CF14JT270R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0 Ohm Resistor, 1/4W, Through Hole 5mm</text:p>
          </table:table-cell>
          <table:table-cell office:value-type="string" calcext:value-type="string">
            <text:p>SSR current limi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CF14JT270RCT-ND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270 Ohm Resistor, 1/4W, Through Hole 5mm</text:p>
          </table:table-cell>
          <table:table-cell office:value-type="string" calcext:value-type="string">
            <text:p>Power LED current limi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60-1677-N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Green LED, 2.1V, Through Hole 5mm</text:p>
          </table:table-cell>
          <table:table-cell office:value-type="string" calcext:value-type="string">
            <text:p>UART TX 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60-1686-N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Yellow LED, 2.05V, Through Hole 5mm</text:p>
          </table:table-cell>
          <table:table-cell office:value-type="string" calcext:value-type="string">
            <text:p>UART RX 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60-1677-N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Green LED, 2.1V, Through Hole 5mm</text:p>
          </table:table-cell>
          <table:table-cell office:value-type="string" calcext:value-type="string">
            <text:p>Power 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240-2378-1-ND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Ferrite Bead, 1k @ 100MHz, 0603</text:p>
          </table:table-cell>
          <table:table-cell office:value-type="string" calcext:value-type="string">
            <text:p>Thermocouple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2</text:p>
          </table:table-cell>
          <table:table-cell office:value-type="string" calcext:value-type="string">
            <text:p>240-2378-1-ND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Ferrite Bead, 1k @ 100MHz, 0603</text:p>
          </table:table-cell>
          <table:table-cell office:value-type="string" calcext:value-type="string">
            <text:p>Thermocouple noise 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55-2978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QA221VL Solid State Relay, Screw Terminals</text:p>
          </table:table-cell>
          <table:table-cell office:value-type="string" calcext:value-type="string">
            <text:p>Oven power re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255-2665-N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QP-HS-30/40A Heatsink for Solid State Relay</text:p>
          </table:table-cell>
          <table:table-cell office:value-type="string" calcext:value-type="string">
            <text:p>Relay heatsi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HD-1.69-160128UGC3-ND </text:p>
          </table:table-cell>
          <table:table-cell office:value-type="string" calcext:value-type="string">
            <text:p>Newhaven Display</text:p>
          </table:table-cell>
          <table:table-cell office:value-type="string" calcext:value-type="string">
            <text:p>OLED Display, 160x128, 1.69”, 3-Wire SPI</text:p>
          </table:table-cell>
          <table:table-cell office:value-type="string" calcext:value-type="string">
            <text:p>Status disp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286-1099-ND</text:p>
          </table:table-cell>
          <table:table-cell office:value-type="string" calcext:value-type="string">
            <text:p>Digilent</text:p>
          </table:table-cell>
          <table:table-cell office:value-type="string" calcext:value-type="string">
            <text:p>Thermocouple Type K, 1m</text:p>
          </table:table-cell>
          <table:table-cell office:value-type="string" calcext:value-type="string">
            <text:p>Temperature 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175-1661-ND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Ribbon Cable Male DIP Header 2x10</text:p>
          </table:table-cell>
          <table:table-cell office:value-type="string" calcext:value-type="string">
            <text:p>Display cable hea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1175-1661-ND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Ribbon Cable Male DIP Header 2x10</text:p>
          </table:table-cell>
          <table:table-cell office:value-type="string" calcext:value-type="string">
            <text:p>Display cable hea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6106-ND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Female DIP Header 2x10</text:p>
          </table:table-cell>
          <table:table-cell office:value-type="string" calcext:value-type="string">
            <text:p>Display cable head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20:25:45.002234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2:48:36.913086738</meta:creation-date>
    <dc:date>2017-07-17T07:14:57.937228072</dc:date>
    <meta:editing-duration>P1DT3H48M40S</meta:editing-duration>
    <meta:editing-cycles>31</meta:editing-cycles>
    <meta:generator>LibreOffice/5.3.1.2$Linux_X86_64 LibreOffice_project/30m0$Build-2</meta:generator>
    <meta:document-statistic meta:table-count="1" meta:cell-count="180" meta:object-count="0"/>
  </office:meta>
</office:document-meta>
</file>